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cca" officeooo:paragraph-rsid="00197cca"/>
    </style:style>
    <style:style style:name="P2" style:family="paragraph" style:parent-style-name="Standard">
      <style:text-properties fo:font-style="normal" officeooo:rsid="00197cca" officeooo:paragraph-rsid="00197cca" style:font-style-asian="normal" style:font-style-complex="normal"/>
    </style:style>
    <style:style style:name="P3" style:family="paragraph" style:parent-style-name="Standard">
      <style:text-properties fo:language="pl" fo:country="PL" fo:font-style="italic" officeooo:rsid="00197cca" officeooo:paragraph-rsid="00197cca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211c" officeooo:paragraph-rsid="001c211c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italic" style:font-style-asian="italic" style:font-style-complex="italic"/>
    </style:style>
    <style:style style:name="T3" style:family="text">
      <style:text-properties fo:language="pl" fo:country="PL" fo:font-style="normal" style:font-style-asian="normal" style:font-style-complex="normal"/>
    </style:style>
    <style:style style:name="T4" style:family="text">
      <style:text-properties fo:language="pl" fo:country="PL" officeooo:rsid="001a93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k skompilować projekt</text:p>
      <text:p text:style-name="P1">Projekt zawiera <text:span text:style-name="T1">plik makefile. </text:span></text:p>
      <text:p text:style-name="P1"><text:span text:style-name="T1">- Aby skompilować projekt, należy wywołać polecenie: </text:span><text:span text:style-name="T2">make</text:span></text:p>
      <text:p text:style-name="P1"><text:span text:style-name="T3">- Aby skompilować projekt i zaraz potem uruchomić skompilowany program: </text:span><text:span text:style-name="T2">make run</text:span></text:p>
      <text:p text:style-name="P2"><text:span text:style-name="T1">- Aby skompilować projekt i zaraz potem usunąć skom</text:span><text:span text:style-name="T4">p</text:span><text:span text:style-name="T1">ilowane object files: </text:span><text:span text:style-name="T2">make rmo</text:span></text:p>
      <text:p text:style-name="P2"><text:span text:style-name="T1">- Aby usunąć program i object files (przywrócić katalog do stanu sprzed kompilacji): </text:span><text:span text:style-name="T2">make clea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24:05.227642562</meta:creation-date>
    <dc:date>2019-01-30T22:11:59.960470086</dc:date>
    <meta:editing-duration>PT8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5" meta:character-count="368" meta:non-whitespace-character-count="318"/>
  </office:meta>
</office:document-meta>
</file>